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dSafehausLoginModule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ldSafehausLoginModule.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ldSafehausLoginModule.OldSafehausLoginModu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ldSafehausLoginModule.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ldSafehausLoginModule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ldSafehausLoginModule.initialize( Subject subject , CallbackHandler callbackHandler , Map sharedState , Map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dSafehausLoginModule.handle( LoginException 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